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Normal">23 June 2024</text:p>
      <text:p text:style-name="Normal"><text:span text:style-name="T2">Linux Extra Workshop</text:span></text:p>
      <text:p text:style-name="Normal"><text:span text:style-name="T3">#How to set Hostname in Linux#</text:span></text:p>
      <text:p text:style-name="Normal"> </text:p>
      <text:p text:style-name="Normal"># First determine name of Host to use in accordance to Name convention#</text:p>
      <text:p text:style-name="Normal"> </text:p>
      <text:p text:style-name="Normal">#Naming Convention is first 4 letters of first name + first initial of last name#</text:p>
      <text:p text:style-name="Normal"> </text:p>
      <text:p text:style-name="Normal">#babsk#</text:p>
      <text:p text:style-name="Normal"> </text:p>
      <text:p text:style-name="Normal">#Become root-user (sudo)#</text:p>
      <text:p text:style-name="Normal"> </text:p>
      <text:p text:style-name="Normal"><draw:frame draw:style-name="a0" draw:name="Picture 12" text:anchor-type="as-char" svg:x="0in" svg:y="0in" svg:width="5.85417in" svg:height="0.55556in" style:rel-width="scale" style:rel-height="scale"><draw:image xlink:href="media/image1.png" xlink:type="simple" xlink:show="embed" xlink:actuate="onLoad"/><svg:title/><svg:desc>A black background with white text

Description automatically generated</svg:desc></draw:frame></text:p>
      <text:p text:style-name="Normal"> </text:p>
      <text:p text:style-name="Normal"> </text:p>
      <text:p text:style-name="Normal"><text:span text:style-name="T4">#how to delete users in Linux#</text:span></text:p>
      <text:p text:style-name="Normal"> </text:p>
      <text:p text:style-name="Normal">#first verify the <text:s/>last two users stored in /etc/passwd#</text:p>
      <text:p text:style-name="Normal"> </text:p>
      <text:p text:style-name="Normal"><draw:frame draw:style-name="a1" draw:name="Picture 11" text:anchor-type="as-char" svg:x="0in" svg:y="0in" svg:width="5.9375in" svg:height="0.64583in" style:rel-width="scale" style:rel-height="scale"><draw:image xlink:href="media/image2.png" xlink:type="simple" xlink:show="embed" xlink:actuate="onLoad"/><svg:title/><svg:desc>A black background with white text

Description automatically generated</svg:desc></draw:frame></text:p>
      <text:p text:style-name="Normal"> </text:p>
      <text:p text:style-name="Normal"># First verify status of users to be deleted#</text:p>
      <text:p text:style-name="Normal"> </text:p>
      <text:p text:style-name="Normal"><draw:frame draw:style-name="a2" draw:name="Picture 10" text:anchor-type="as-char" svg:x="0in" svg:y="0in" svg:width="5.875in" svg:height="0.64583in" style:rel-width="scale" style:rel-height="scale"><draw:image xlink:href="media/image3.png" xlink:type="simple" xlink:show="embed" xlink:actuate="onLoad"/><svg:title/><svg:desc>A black screen with white text

Description automatically generated</svg:desc></draw:frame></text:p>
      <text:p text:style-name="Normal"> </text:p>
      <text:p text:style-name="Normal">#Then delete the required users</text:p>
      <text:soft-page-break/>
      <text:p text:style-name="Normal"> </text:p>
      <text:p text:style-name="Normal"><draw:frame draw:style-name="a3" draw:name="Picture 9" text:anchor-type="as-char" svg:x="0in" svg:y="0in" svg:width="5.85417in" svg:height="0.41667in" style:rel-width="scale" style:rel-height="scale"><draw:image xlink:href="media/image4.png" xlink:type="simple" xlink:show="embed" xlink:actuate="onLoad"/><svg:title/><svg:desc>A black background with white text

Description automatically generated</svg:desc></draw:frame></text:p>
      <text:p text:style-name="Normal"> </text:p>
      <text:p text:style-name="Normal">#Then verify that user<text:s/>has been deleted#</text:p>
      <text:p text:style-name="Normal"> </text:p>
      <text:p text:style-name="Normal"><draw:frame draw:style-name="a4" draw:name="Picture 8" text:anchor-type="as-char" svg:x="0in" svg:y="0in" svg:width="5.8125in" svg:height="0.39583in" style:rel-width="scale" style:rel-height="scale"><draw:image xlink:href="media/image5.png" xlink:type="simple" xlink:show="embed" xlink:actuate="onLoad"/><svg:title/><svg:desc/></draw:frame></text:p>
      <text:p text:style-name="Normal"> </text:p>
      <text:p text:style-name="Normal"> </text:p>
      <text:p text:style-name="Normal"><text:span text:style-name="T5">#how to create users in Linux#</text:span></text:p>
      <text:p text:style-name="Normal"> </text:p>
      <text:p text:style-name="Normal">#first verify of users stored in /etc/passwd and status of users to be created#</text:p>
      <text:p text:style-name="Normal"> </text:p>
      <text:p text:style-name="Normal"><draw:frame draw:style-name="a5" draw:name="Picture 7" text:anchor-type="as-char" svg:x="0in" svg:y="0in" svg:width="5.83333in" svg:height="0.6875in" style:rel-width="scale" style:rel-height="scale"><draw:image xlink:href="media/image6.png" xlink:type="simple" xlink:show="embed" xlink:actuate="onLoad"/><svg:title/><svg:desc>A black screen with white text

Description automatically generated</svg:desc></draw:frame></text:p>
      <text:p text:style-name="Normal"> </text:p>
      <text:p text:style-name="Normal"> </text:p>
      <text:p text:style-name="Normal"><draw:frame draw:style-name="a6" draw:name="Picture 6" text:anchor-type="as-char" svg:x="0in" svg:y="0in" svg:width="5.84722in" svg:height="0.61111in" style:rel-width="scale" style:rel-height="scale"><draw:image xlink:href="media/image5.png" xlink:type="simple" xlink:show="embed" xlink:actuate="onLoad"/><svg:title/><svg:desc/></draw:frame></text:p>
      <text:p text:style-name="Normal"> </text:p>
      <text:p text:style-name="Normal"> </text:p>
      <text:p text:style-name="Normal"># Become Root user (sudo)#</text:p>
      <text:p text:style-name="Normal"> </text:p>
      <text:p text:style-name="Normal"><draw:frame draw:style-name="a7" draw:name="Picture 5" text:anchor-type="as-char" svg:x="0in" svg:y="0in" svg:width="5.86111in" svg:height="0.38889in" style:rel-width="scale" style:rel-height="scale"><draw:image xlink:href="media/image7.png" xlink:type="simple" xlink:show="embed" xlink:actuate="onLoad"/><svg:title/><svg:desc/></draw:frame></text:p>
      <text:p text:style-name="Normal"> </text:p>
      <text:p text:style-name="Normal"><draw:frame draw:style-name="a8" draw:name="Picture 4" text:anchor-type="as-char" svg:x="0in" svg:y="0in" svg:width="5.85417in" svg:height="0.29861in" style:rel-width="scale" style:rel-height="scale"><draw:image xlink:href="media/image8.png" xlink:type="simple" xlink:show="embed" xlink:actuate="onLoad"/><svg:title/><svg:desc/></draw:frame></text:p>
      <text:p text:style-name="Normal"><text:s/></text:p>
      <text:p text:style-name="Normal">#Verify that the required users has been created#</text:p>
      <text:p text:style-name="Normal"> </text:p>
      <text:soft-page-break/>
      <text:p text:style-name="Normal"><draw:frame draw:style-name="a9" draw:name="Picture 3" text:anchor-type="as-char" svg:x="0in" svg:y="0in" svg:width="5.91667in" svg:height="0.76389in" style:rel-width="scale" style:rel-height="scale"><draw:image xlink:href="media/image9.png" xlink:type="simple" xlink:show="embed" xlink:actuate="onLoad"/><svg:title/><svg:desc>A black background with white text

Description automatically generated</svg:desc></draw:frame></text:p>
      <text:p text:style-name="Normal"> </text:p>
      <text:p text:style-name="Normal"> </text:p>
      <text:p text:style-name="Normal"> </text:p>
      <text:p text:style-name="Normal"><draw:frame draw:style-name="a10" draw:name="Picture 2" text:anchor-type="as-char" svg:x="0in" svg:y="0in" svg:width="6in" svg:height="0.59722in" style:rel-width="scale" style:rel-height="scale"><draw:image xlink:href="media/image10.png" xlink:type="simple" xlink:show="embed" xlink:actuate="onLoad"/><svg:title/><svg:desc>A black background with white text

Description automatically generated</svg:desc></draw:frame></text:p>
      <text:p text:style-name="Normal"> </text:p>
      <text:p text:style-name="Normal">useradd baba1 &amp;&amp; echo baba11 | passwd --stdin baba1</text:p>
      <text:p text:style-name="Normal"/>
      <text:p text:style-name="Normal">exit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batunde kuye</meta:initial-creator>
    <dc:creator>babatunde kuye</dc:creator>
    <meta:creation-date>2024-09-22T06:24:00Z</meta:creation-date>
    <dc:date>2024-09-22T06:33:00Z</dc:date>
    <meta:template xlink:href="Normal" xlink:type="simple"/>
    <meta:editing-cycles>3</meta:editing-cycles>
    <meta:editing-duration>PT240S</meta:editing-duration>
    <meta:document-statistic meta:page-count="3" meta:paragraph-count="1" meta:word-count="118" meta:character-count="791" meta:row-count="5" meta:non-whitespace-character-count="674"/>
  </office:meta>
</office:document-meta>
</file>